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d29" officeooo:paragraph-rsid="00124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7:50:39.907966873</meta:creation-date>
    <dc:date>2019-05-14T17:51:14.614558477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